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gr22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1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5.94cm">
          <text:p text:style-name="P1"><text:span text:style-name="T1">Web Server</text:span><text:span text:style-name="T1"><text:line-break/></text:span><text:span text:style-name="T1"><text:line-break/></text:span><text:span text:style-name="T2">jbt-39 <text:s text:c="4"/></text:span><text:span text:style-name="T2"><text:a xlink:href="http://host.docker.internal:7039/">:703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19cm">
          <text:p text:style-name="P1"><text:span text:style-name="T1">Web Server</text:span><text:span text:style-name="T1"><text:line-break/></text:span><text:span text:style-name="T1"><text:line-break/></text:span><text:span text:style-name="T2">jbt-310 <text:s text:c="2"/></text:span><text:span text:style-name="T2"><text:a xlink:href="http://host.docker.internal:7310/">:731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-60 <text:s text:c="4"/></text:span><text:span text:style-name="T2"><text:a xlink:href="http://host.docker.internal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2.76cm">
          <text:p text:style-name="P1"><text:span text:style-name="T1">Web Server</text:span><text:span text:style-name="T1"><text:line-break/></text:span><text:span text:style-name="T1"><text:line-break/></text:span><text:span text:style-name="T2">jbt-61 <text:s text:c="4"/></text:span><text:span text:style-name="T2"><text:a xlink:href="http://host.docker.internal:7061/">:706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joomla-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13.0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4.358cm">
            <draw:text-box>
              <text:p><text:span text:style-name="T2">/joomla-61</text:span></text:p>
            </draw:text-box>
          </draw:frame>
        </draw:g>
        <draw:g>
          <draw:frame draw:style-name="gr16" draw:text-style-name="P1" draw:layer="layout" svg:width="1.5cm" svg:height="1.5cm" svg:x="5.804cm" svg:y="8.24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588cm">
            <draw:text-box>
              <text:p><text:span text:style-name="T2">/joomla-310</text:span></text:p>
            </draw:text-box>
          </draw:frame>
        </draw:g>
        <draw:g>
          <draw:frame draw:style-name="gr16" draw:text-style-name="P1" draw:layer="layout" svg:width="1.5cm" svg:height="1.5cm" svg:x="5.804cm" svg:y="5.99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338cm">
            <draw:text-box>
              <text:p><text:span text:style-name="T2">/joomla-39</text:span></text:p>
            </draw:text-box>
          </draw:frame>
        </draw:g>
        <draw:frame draw:style-name="gr20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16.301cm" svg:y="1.054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9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  <draw:custom-shape draw:style-name="gr18" draw:text-style-name="P2" draw:layer="layout" svg:width="3cm" svg:height="2cm" svg:x="8.481cm" svg:y="3.7cm">
          <text:p text:style-name="P2"><text:span text:style-name="T1">Proxy</text:span><text:span text:style-name="T1"><text:line-break/></text:span><text:span text:style-name="T1"><text:line-break/></text:span><text:span text:style-name="T2">jbt-proxy <text:s/></text:span><text:span text:style-name="T2"><text:a xlink:href="http://host.docker.internal:7009?token=jbtpw"> :700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3.2cm" svg:height="1.352cm" svg:x="8.4cm" svg:y="9.36cm">
          <draw:text-box>
            <text:p text:style-name="P12"><text:span text:style-name="T9">...</text:span></text:p>
          </draw:text-box>
        </draw:frame>
        <draw:frame draw:style-name="gr22" draw:text-style-name="P12" draw:layer="layout" svg:width="3.2cm" svg:height="1.352cm" svg:x="4.88cm" svg:y="9.36cm">
          <draw:text-box>
            <text:p text:style-name="P12"><text:span text:style-name="T9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2"/>
  </office:meta>
</office:document-meta>
</file>